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NDeployableEndpointFactoryBean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DeployableEndpointFactoryBean.ge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DeployableEndpointFactoryBean.setRequest( Objec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DeployableEndpoint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DeployableEndpointFactoryBean.getObjec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SNDeployableEndpointFactoryBean.setResource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DeployableEndpoint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DeployableEndpointFactoryBean.setService( QNam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DeployableEndpointFactoryBean.setEndpoint(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DeployableEndpointFactoryBean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DeployableEndpointFactoryBean.ge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DeployableEndpointFactoryBean.afterProperties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